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3.6673in"/>
    </style:style>
    <style:style style:name="co3" style:family="table-column">
      <style:table-column-properties fo:break-before="auto" style:column-width="3.7098in"/>
    </style:style>
    <style:style style:name="co4" style:family="table-column">
      <style:table-column-properties fo:break-before="auto" style:column-width="3.611in"/>
    </style:style>
    <style:style style:name="co5" style:family="table-column">
      <style:table-column-properties fo:break-before="auto" style:column-width="3.8091in"/>
    </style:style>
    <style:style style:name="co6" style:family="table-column">
      <style:table-column-properties fo:break-before="auto" style:column-width="3.87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top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wrap-option="wrap" style:vertical-align="middle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8"/>
        <table:table-row table:style-name="ro1">
          <table:table-cell table:style-name="ce41" office:value-type="string" calcext:value-type="string">
            <text:p>Attributes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>
            <text:p>Tool Name</text:p>
          </table:table-cell>
          <table:table-cell table:style-name="ce50" office:value-type="string" calcext:value-type="string">
            <text:p>Slither</text:p>
          </table:table-cell>
          <table:table-cell table:style-name="ce50" office:value-type="string" calcext:value-type="string">
            <text:p>Mythril</text:p>
          </table:table-cell>
          <table:table-cell table:style-name="ce50" office:value-type="string" calcext:value-type="string">
            <text:p>EthIR</text:p>
          </table:table-cell>
          <table:table-cell table:style-name="ce50" office:value-type="string" calcext:value-type="string">
            <text:p>ContractLarva</text:p>
          </table:table-cell>
          <table:table-cell table:style-name="ce50" office:value-type="string" calcext:value-type="string">
            <text:p>SmartCheck</text:p>
          </table:table-cell>
          <table:table-cell table:style-name="ce59" office:value-type="string" calcext:value-type="string">
            <text:p>Manticore</text:p>
          </table:table-cell>
        </table:table-row>
        <table:table-row table:style-name="ro3">
          <table:table-cell table:style-name="ce43" office:value-type="string" calcext:value-type="string">
            <text:p>URLs</text:p>
          </table:table-cell>
          <table:table-cell table:style-name="ce51" office:value-type="string" calcext:value-type="string">
            <text:p><text:span text:style-name="T1">a) Repo:</text:span><text:span text:style-name="T1"><text:a xlink:href="https://github.com/crytic/slither" xlink:type="simple">https://github.com/crytic/slither</text:a></text:span></text:p>
            <text:p><text:span text:style-name="T1">b) Detail Info: </text:span><text:span text:style-name="T1"><text:a xlink:href="https://www.ncbi.nlm.nih.gov/pmc/articles/PMC7516633/" xlink:type="simple">https://www.ncbi.nlm.nih.gov/pmc/articles/PMC7516633/</text:a></text:span></text:p>
            <text:p><text:span text:style-name="T1">c) Ethereum Doc: </text:span><text:span text:style-name="T1"><text:a xlink:href="https://ethereum.org/en/developers/docs/smart-contracts/security/" xlink:type="simple">https://ethereum.org/en/developers/docs/smart-contracts/security/</text:a></text:span></text:p>
            <text:p/>
          </table:table-cell>
          <table:table-cell table:style-name="ce51" office:value-type="string" calcext:value-type="string">
            <text:p><text:span text:style-name="T1">a) Repo:</text:span><text:span text:style-name="T1"><text:a xlink:href="https://github.com/ConsenSys/mythril" xlink:type="simple">https://github.com/ConsenSys/mythril</text:a></text:span></text:p>
            <text:p><text:span text:style-name="T1">b) Detail Info: </text:span><text:span text:style-name="T1"><text:a xlink:href="https://www.sciencedirect.com/science/article/pii/S0140366421001043#b35" xlink:type="simple">https://www.sciencedirect.com/science/article/pii/S0140366421001043#b35</text:a></text:span></text:p>
            <text:p><text:span text:style-name="T1">c) Ethereum Doc: </text:span><text:span text:style-name="T1"><text:a xlink:href="https://ethereum.org/en/developers/docs/smart-contracts/security/" xlink:type="simple">https://ethereum.org/en/developers/docs/smart-contracts/security/</text:a></text:span></text:p>
          </table:table-cell>
          <table:table-cell table:style-name="ce56" office:value-type="string" calcext:value-type="string">
            <text:p><text:span text:style-name="T1">a) Repo: </text:span><text:span text:style-name="T1"><text:a xlink:href="https://github.com/costa-group/EthIR" xlink:type="simple">https://github.com/costa-group/EthIR</text:a></text:span></text:p>
            <text:p><text:span text:style-name="T1">b) Detail Info: </text:span><text:span text:style-name="T1"><text:a xlink:href="https://www.ncbi.nlm.nih.gov/pmc/articles/PMC7516633/" xlink:type="simple">https://www.ncbi.nlm.nih.gov/pmc/articles/PMC7516633/</text:a></text:span></text:p>
            <text:p/>
          </table:table-cell>
          <table:table-cell table:style-name="ce56" office:value-type="string" calcext:value-type="string">
            <text:p><text:span text:style-name="T1">a) Repo: </text:span><text:span text:style-name="T1"><text:a xlink:href="https://github.com/gordonpace/contractLarva" xlink:type="simple">https://github.com/gordonpace/contractLarva</text:a></text:span></text:p>
            <text:p><text:span text:style-name="T1">b) Detail Info:</text:span><text:span text:style-name="T1"><text:a xlink:href="https://www.ncbi.nlm.nih.gov/pmc/articles/PMC7516633/" xlink:type="simple">https://www.ncbi.nlm.nih.gov/pmc/articles/PMC7516633/</text:a></text:span></text:p>
          </table:table-cell>
          <table:table-cell table:style-name="ce56" office:value-type="string" calcext:value-type="string">
            <text:p><text:span text:style-name="T1">a) Repo: </text:span><text:span text:style-name="T1"><text:a xlink:href="https://github.com/smartdec/smartcheck" xlink:type="simple">https://github.com/smartdec/smartcheck</text:a></text:span></text:p>
            <text:p><text:span text:style-name="T1">b) Detail Info:</text:span><text:span text:style-name="T1"><text:a xlink:href="https://www.ncbi.nlm.nih.gov/pmc/articles/PMC7516633/" xlink:type="simple">https://www.ncbi.nlm.nih.gov/pmc/articles/PMC7516633/</text:a></text:span></text:p>
          </table:table-cell>
          <table:table-cell table:style-name="ce60" office:value-type="string" calcext:value-type="string">
            <text:p><text:span text:style-name="T1">a) Repo: </text:span><text:span text:style-name="T1"><text:a xlink:href="https://github.com/trailofbits/manticore" xlink:type="simple">https://github.com/trailofbits/manticore</text:a></text:span></text:p>
            <text:p><text:span text:style-name="T1">b) Detail Info:</text:span><text:span text:style-name="T1"><text:a xlink:href="https://www.ncbi.nlm.nih.gov/pmc/articles/PMC7516633/" xlink:type="simple">https://www.ncbi.nlm.nih.gov/pmc/articles/PMC7516633/</text:a></text:span></text:p>
          </table:table-cell>
        </table:table-row>
        <table:table-row table:style-name="ro4">
          <table:table-cell table:style-name="ce43" office:value-type="string" calcext:value-type="string">
            <text:p>Description</text:p>
          </table:table-cell>
          <table:table-cell table:style-name="ce51" office:value-type="string" calcext:value-type="string">
            <text:p>→ Slither is a static analysis framework written in Python 3 with dependencies on the Solidity Compiler (Solc). </text:p>
            <text:p>→ It is available on Github from September 2018 (AGPL-3.0 license).</text:p>
            <text:p>→ Average execution time of less than 1 second per contract.</text:p>
          </table:table-cell>
          <table:table-cell table:style-name="ce51" office:value-type="string" calcext:value-type="string">
            <text:p>→ Mythril is a tool which allows the symbolic execution of the EVM bytecode and generates a flow control graph.</text:p>
            <text:p>→ Developed by the company ConsenSys, is available on Github  from September 2017. </text:p>
            <text:p>→ It can perform in two ways, analysing .sol extension files  and giving, as a parameter, the contract address from the Ethereum blockchain.</text:p>
          </table:table-cell>
          <table:table-cell table:style-name="ce51" office:value-type="string" calcext:value-type="string">
            <text:p><text:span text:style-name="T3">→ EthIR is a framework that transforms the source code of smart contracts into an intermediate language. </text:span></text:p>
            <text:p><text:span text:style-name="T3">→ It is available on Github from March 2018 (GPL-3.0 license). </text:span></text:p>
            <text:p><text:span text:style-name="T3">→ EthIR is an evolution of Oyente, thus giving an extra value to Oyente by generating a rule-base representation of the program (contract).</text:span></text:p>
          </table:table-cell>
          <table:table-cell table:style-name="ce51" office:value-type="string" calcext:value-type="string">
            <text:p>→  ContractLarva is a tool that verifies smart contracts at runtime.</text:p>
            <text:p>→  To do this, when compiling the contract, it adds to the original source code a series of instructions to ensure during the execution that vulnerabilities do not occur and/or avoids them as far as possible without altering the normal flow of execution of the contract. </text:p>
            <text:p>→ It is available on Github from December 2017 (Apache-2.0 license). </text:p>
          </table:table-cell>
          <table:table-cell table:style-name="ce51" office:value-type="string" calcext:value-type="string">
            <text:p>→ SmartCheck looks for known vulnerability patterns in the source code. </text:p>
            <text:p>→ It uses an XML file with the source code in the form of a tree and explores paths that can lead to vulnerabilities during execution. </text:p>
            <text:p>→ Available on Github from May 2017 (GPL-3.0 license).  </text:p>
            <text:p>→ it also has an online website, where it is possible to easily upload smart contracts.</text:p>
          </table:table-cell>
          <table:table-cell table:style-name="ce51" office:value-type="string" calcext:value-type="string">
            <text:p>→ Manticore is a symbolic execution tool meaning that the way it works is by analysing all the paths that one contract could take. </text:p>
            <text:p>→ This class of analysis has some limitations, the most notorious is the difficulty in discovering vulnerabilities in huge contracts. </text:p>
            <text:p>→ Contract bytecode and Linux ELF binaries are the two types of files that Manticore can work with. </text:p>
            <text:p>→ It is available on Github  from February 2017 (AGPL-3.0 license).</text:p>
          </table:table-cell>
        </table:table-row>
        <table:table-row table:style-name="ro5">
          <table:table-cell table:style-name="ce43" office:value-type="string" calcext:value-type="string">
            <text:p>Static Analysis </text:p>
          </table:table-cell>
          <table:table-cell table:style-name="ce52" office:value-type="string" calcext:value-type="string">
            <text:p><text:s/>Yes</text:p>
          </table:table-cell>
          <table:table-cell table:style-name="ce45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O</text:p>
          </table:table-cell>
          <table:table-cell table:style-name="ce57" office:value-type="string" calcext:value-type="string">
            <text:p>NO</text:p>
          </table:table-cell>
        </table:table-row>
        <table:table-row table:style-name="ro5">
          <table:table-cell table:style-name="ce43" office:value-type="string" calcext:value-type="string">
            <text:p>Dynamic Analysis</text:p>
          </table:table-cell>
          <table:table-cell table:style-name="ce46" office:value-type="string" calcext:value-type="string">
            <text:p><text:s/>NO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43" office:value-type="string" calcext:value-type="string">
            <text:p>NO</text:p>
          </table:table-cell>
        </table:table-row>
        <table:table-row table:style-name="ro5">
          <table:table-cell table:style-name="ce43" office:value-type="string" calcext:value-type="string">
            <text:p>Formal Verification Analysis</text:p>
          </table:table-cell>
          <table:table-cell table:style-name="ce46" office:value-type="string" calcext:value-type="string">
            <text:p><text:s/>NO</text:p>
          </table:table-cell>
          <table:table-cell table:style-name="ce46" office:value-type="string" calcext:value-type="string">
            <text:p>Yes </text:p>
          </table:table-cell>
          <table:table-cell table:style-name="ce46" office:value-type="string" calcext:value-type="string">
            <text:p>Yes</text:p>
          </table:table-cell>
          <table:table-cell table:number-columns-repeated="2" table:style-name="ce46" office:value-type="string" calcext:value-type="string">
            <text:p>NO</text:p>
          </table:table-cell>
          <table:table-cell table:style-name="ce43" office:value-type="string" calcext:value-type="string">
            <text:p>YES</text:p>
          </table:table-cell>
        </table:table-row>
        <table:table-row table:style-name="ro5">
          <table:table-cell table:style-name="ce43" office:value-type="string" calcext:value-type="string">
            <text:p>Custom Modules</text:p>
          </table:table-cell>
          <table:table-cell table:style-name="ce46" office:value-type="string" calcext:value-type="string">
            <text:p><text:s/>Yes (in python only)</text:p>
          </table:table-cell>
          <table:table-cell table:style-name="ce46" office:value-type="string" calcext:value-type="string">
            <text:p>Yes (in python only)</text:p>
          </table:table-cell>
          <table:table-cell table:number-columns-repeated="3" table:style-name="ce46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</table:table-row>
        <table:table-row table:style-name="ro4">
          <table:table-cell table:style-name="ce44" office:value-type="string" calcext:value-type="string">
            <text:p>Sample Contracts tested</text:p>
          </table:table-cell>
          <table:table-cell table:style-name="ce51" office:value-type="string" calcext:value-type="string">
            <text:p><text:span text:style-name="T1">  a) Re-entrancy: </text:span><text:span text:style-name="T1"><text:a xlink:href="https://github.com/sigp/solidity-security-blog#1-re-entrancy-1" xlink:type="simple">https://github.com/sigp/solidity-security-blog#1-re-entrancy-1</text:a></text:span></text:p>
            <text:p><text:span text:style-name="T2">  b) over-flow/under-flow: </text:span><text:span text:style-name="T2"><text:a xlink:href="https://github.com/sigp/solidity-security-blog#1-re-entrancy-1" xlink:type="simple">https://github.com/sigp/solidity-security-blog#1-re-entrancy-1</text:a></text:span><text:span text:style-name="T2"> </text:span></text:p>
            <text:p><text:span text:style-name="T1">  c) Ethereum Bank: </text:span><text:span text:style-name="T1"><text:a xlink:href="https://github.com/Syedmoizulhassanshah/Solidity_For_Newbies/blob/main/My%20Ethereum%20Bank.txt" xlink:type="simple">https://github.com/Syedmoizulhassanshah/Solidity_For_Newbies/blob/main/My%20Ethereum%20Bank.txt</text:a></text:span></text:p>
            <text:p/>
            <text:p/>
            <text:p/>
          </table:table-cell>
          <table:table-cell table:style-name="ce48" office:value-type="string" calcext:value-type="string">
            <text:p><text:span text:style-name="T1">  a) Re-entrancy: </text:span><text:span text:style-name="T1"><text:a xlink:href="https://github.com/sigp/solidity-security-blog#1-re-entrancy-1" xlink:type="simple">https://github.com/sigp/solidity-security-blog#1-re-entrancy-1</text:a></text:span></text:p>
            <text:p><text:span text:style-name="T2">  b) over-flow/under-flow: </text:span><text:span text:style-name="T2"><text:a xlink:href="https://github.com/sigp/solidity-security-blog#1-re-entrancy-1" xlink:type="simple">https://github.com/sigp/solidity-security-blog#1-re-entrancy-1</text:a></text:span><text:span text:style-name="T2"> </text:span></text:p>
            <text:p><text:span text:style-name="T1">  c) Ethereum Bank: </text:span><text:span text:style-name="T1"><text:a xlink:href="https://github.com/Syedmoizulhassanshah/Solidity_For_Newbies/blob/main/My%20Ethereum%20Bank.txt" xlink:type="simple">https://github.com/Syedmoizulhassanshah/Solidity_For_Newbies/blob/main/My%20Ethereum%20Bank.txt</text:a></text:span></text:p>
            <text:p/>
            <text:p/>
            <text:p/>
          </table:table-cell>
          <table:table-cell table:number-columns-repeated="4" table:style-name="ce57" office:value-type="string" calcext:value-type="string">
            <text:p>N/A</text:p>
          </table:table-cell>
        </table:table-row>
        <table:table-row table:style-name="ro5">
          <table:table-cell table:style-name="ce43" office:value-type="string" calcext:value-type="string">
            <text:p>Ease of installation</text:p>
          </table:table-cell>
          <table:table-cell table:style-name="ce53" office:value-type="string" calcext:value-type="string">
            <text:p>: 5/5</text:p>
          </table:table-cell>
          <table:table-cell table:style-name="ce46" office:value-type="string" calcext:value-type="string">
            <text:p>: 5/5</text:p>
          </table:table-cell>
          <table:table-cell table:style-name="ce46" office:value-type="string" calcext:value-type="string">
            <text:p>:1/5</text:p>
          </table:table-cell>
          <table:table-cell table:style-name="ce46" office:value-type="string" calcext:value-type="string">
            <text:p>:3/3</text:p>
          </table:table-cell>
          <table:table-cell table:style-name="ce46" office:value-type="string" calcext:value-type="string">
            <text:p>:5/5</text:p>
          </table:table-cell>
          <table:table-cell table:style-name="ce43" office:value-type="string" calcext:value-type="string">
            <text:p>:5/5</text:p>
          </table:table-cell>
        </table:table-row>
        <table:table-row table:style-name="ro5">
          <table:table-cell table:style-name="ce45" office:value-type="string" calcext:value-type="string">
            <text:p>Usefulness</text:p>
          </table:table-cell>
          <table:table-cell table:number-columns-repeated="2" table:style-name="ce46" office:value-type="string" calcext:value-type="string">
            <text:p>: 5/5</text:p>
          </table:table-cell>
          <table:table-cell table:style-name="ce46" office:value-type="string" calcext:value-type="string">
            <text:p>:3/5</text:p>
          </table:table-cell>
          <table:table-cell table:style-name="ce46" office:value-type="string" calcext:value-type="string">
            <text:p>:3/3</text:p>
          </table:table-cell>
          <table:table-cell table:style-name="ce46" office:value-type="string" calcext:value-type="string">
            <text:p>:5/5</text:p>
          </table:table-cell>
          <table:table-cell table:style-name="ce43" office:value-type="string" calcext:value-type="string">
            <text:p>:5/5</text:p>
          </table:table-cell>
        </table:table-row>
        <table:table-row table:style-name="ro6">
          <table:table-cell table:style-name="ce45" office:value-type="string" calcext:value-type="string">
            <text:p>Stays up-to-date: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Yes </text:p>
          </table:table-cell>
          <table:table-cell table:style-name="ce45" office:value-type="string" calcext:value-type="string">
            <text:p>:Yes </text:p>
          </table:table-cell>
          <table:table-cell table:style-name="ce43" office:value-type="string" calcext:value-type="string">
            <text:p>Yes </text:p>
            <text:p>(But suitable for Haskell,not for solidity)</text:p>
          </table:table-cell>
          <table:table-cell table:style-name="ce52" office:value-type="string" calcext:value-type="string">
            <text:p>Yes </text:p>
            <text:p>(but the analysis might work incorrectly for Solidity versions starting with 0.6.0., because the project is deprecated since 2020)</text:p>
          </table:table-cell>
          <table:table-cell table:style-name="ce57" office:value-type="string" calcext:value-type="string">
            <text:p>Yes</text:p>
            <text:p>(Outdated issues and bugs in their repo: <text:a xlink:href="http://www.giters.com/crytic/etheno/issues/80" xlink:type="simple">http://www.giters.com/crytic/etheno/issues/80</text:a>)</text:p>
          </table:table-cell>
        </table:table-row>
        <table:table-row table:style-name="ro5">
          <table:table-cell table:style-name="ce46" office:value-type="string" calcext:value-type="string">
            <text:p>Dependencies</text:p>
          </table:table-cell>
          <table:table-cell table:style-name="ce45" office:value-type="string" calcext:value-type="string">
            <text:p>: solc, python3</text:p>
          </table:table-cell>
          <table:table-cell table:style-name="ce46" office:value-type="string" calcext:value-type="string">
            <text:p>: npm, python3,pip3</text:p>
          </table:table-cell>
          <table:table-cell table:style-name="ce45" office:value-type="string" calcext:value-type="string">
            <text:p>:python2 (pip2), z3 prover, web3 (pip3), solc, Go-ethereum</text:p>
          </table:table-cell>
          <table:table-cell table:style-name="ce46" office:value-type="string" calcext:value-type="string">
            <text:p>:Haskell (ghc)</text:p>
          </table:table-cell>
          <table:table-cell table:style-name="ce46" office:value-type="string" calcext:value-type="string">
            <text:p>npm</text:p>
          </table:table-cell>
          <table:table-cell table:style-name="ce43" office:value-type="string" calcext:value-type="string">
            <text:p>python3 (+3.6v), pip3, solc</text:p>
          </table:table-cell>
        </table:table-row>
        <table:table-row table:style-name="ro7">
          <table:table-cell table:style-name="ce47" office:value-type="string" calcext:value-type="string">
            <text:p>Detects vulnerable Solidity code with low false positives</text:p>
          </table:table-cell>
          <table:table-cell table:style-name="ce44" office:value-type="string" calcext:value-type="string">
            <text:p><text:s/>Yes</text:p>
          </table:table-cell>
          <table:table-cell table:style-name="ce46" office:value-type="string" calcext:value-type="string">
            <text:p>Skeptical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7">
          <table:table-cell table:style-name="ce48" office:value-type="string" calcext:value-type="string">
            <text:p>Identifies where the error condition occurs in the source code 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7">
          <table:table-cell table:style-name="ce48" office:value-type="string" calcext:value-type="string">
            <text:p>Easily integrates into continuous integration and Truffle builds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Skeptical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7">
          <table:table-cell table:style-name="ce48" office:value-type="string" calcext:value-type="string">
            <text:p>Built-in 'printers' quickly report crucial contract information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Skeptical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7">
          <table:table-cell table:style-name="ce48" office:value-type="string" calcext:value-type="string">
            <text:p>Detector API to write custom analyses in Python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7">
          <table:table-cell table:style-name="ce48" office:value-type="string" calcext:value-type="string">
            <text:p>Ability to analyze contracts written with Solidity &gt;= 0.4 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Skeptical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7">
          <table:table-cell table:style-name="ce48" office:value-type="string" calcext:value-type="string">
            <text:p>Intermediate representation (SlithIR) enables simple, high-precision analyses </text:p>
          </table:table-cell>
          <table:table-cell table:style-name="ce52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7">
          <table:table-cell table:style-name="ce48" office:value-type="string" calcext:value-type="string">
            <text:p>Correctly parses 99.9% of all public Solidity code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Skeptical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7">
          <table:table-cell table:style-name="ce48" office:value-type="string" calcext:value-type="string">
            <text:p>Average execution time of less than 1 second per contract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Delegate Call Untrusted Contract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Delegate Call To Untrusted Contract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Dependence on Predictable Variables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Deprecated Opcodes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Ether Thief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Exceptions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Integer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Multiple Sends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Suicide/Self-destruct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State Change External Calls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Unchecked return value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User Supplied assertion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Arbitrary Storage Write</text:p>
          </table:table-cell>
          <table:table-cell table:style-name="ce46" office:value-type="string" calcext:value-type="string">
            <text:p>Skeptical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Arbitrary jump</text:p>
          </table:table-cell>
          <table:table-cell table:style-name="ce46" office:value-type="string" calcext:value-type="string">
            <text:p>Yes</text:p>
          </table:table-cell>
          <table:table-cell table:style-name="ce46" office:value-type="string" calcext:value-type="string">
            <text:p>Yes </text:p>
          </table:table-cell>
          <table:table-cell table:number-columns-repeated="3" table:style-name="ce45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5">
          <table:table-cell office:value-type="string" calcext:value-type="string">
            <text:p>anybody could create their own module</text:p>
          </table:table-cell>
          <table:table-cell table:number-columns-repeated="2" table:style-name="ce46" office:value-type="string" calcext:value-type="string">
            <text:p>Yes </text:p>
          </table:table-cell>
          <table:table-cell table:number-columns-repeated="2" table:style-name="ce45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4">
          <table:table-cell table:style-name="ce43" office:value-type="string" calcext:value-type="string">
            <text:p>Results</text:p>
          </table:table-cell>
          <table:table-cell table:style-name="ce51" office:value-type="string" calcext:value-type="string">
            <text:p><text:span text:style-name="T3">  → It shows results , but does not define the severity of the vulnerability.</text:span></text:p>
            <text:p><text:span text:style-name="T3">  → Results are shown in few seconds.</text:span></text:p>
            <text:p><text:span text:style-name="T3">  → it shows the vulnerabilities along with line number  on which it is present.</text:span></text:p>
            <text:p><text:span text:style-name="T3">  → Results are not that detailed.</text:span></text:p>
          </table:table-cell>
          <table:table-cell table:style-name="ce54" office:value-type="string" calcext:value-type="string">
            <text:p>→ It shows results and also defines the severity of the vulnerability.</text:p>
            <text:p>→ Results are shown in around 30s – 60s for small contracts and can take more than 60s for large contracts. </text:p>
            <text:p><text:span text:style-name="T3">→ It also shows the vulnerabilities along with line number  on which it is present.</text:span></text:p>
            <text:p><text:span text:style-name="T3">→ Results are detailed.</text:span></text:p>
            <text:p><text:span text:style-name="T3">→ It also tells the estimated gas usage.</text:span></text:p>
            <text:p><text:span text:style-name="T3">→ It gives the initial state of the contract along with the sequence in which the transaction have been executed.</text:span></text:p>
          </table:table-cell>
          <table:table-cell table:style-name="ce51" office:value-type="string" calcext:value-type="string">
            <text:p>→ EthIR is related to “Oyente Tool” whose repositories have not been updated and therefore, due to this it just not finds bugs and not runs on all contracts properly.</text:p>
            <text:p><text:span text:style-name="T3">→ Its installation process is way to long compared to other tools like Mythril and Slither etc. </text:span></text:p>
            <text:p><text:span text:style-name="T3">→ Its usefulness the lowest as compared to other tools that we implemented.</text:span></text:p>
            <text:p><text:span text:style-name="T3">→ also no proper documentation is present like other tools that we implemented. </text:span></text:p>
          </table:table-cell>
          <table:table-cell table:style-name="ce51" office:value-type="string" calcext:value-type="string">
            <text:p><text:span text:style-name="T3">→ One of the major problems found trying to compile the tool was the installation in Ubuntu following the standards. </text:span></text:p>
            <text:p><text:span text:style-name="T3">→ Notice that ContractLarva uses a Haskell version with some functions that the default Ubuntu package installation does not have. </text:span></text:p>
          </table:table-cell>
          <table:table-cell table:style-name="ce51" office:value-type="string" calcext:value-type="string">
            <text:p>→ The project is deprecated since 2020. </text:p>
            <text:p>→ The analysis might work incorrectly for Solidity versions starting with 0.6.0.  </text:p>
            <text:p>→ Web version of SmartCheck that was available online earlier is shut down.</text:p>
          </table:table-cell>
          <table:table-cell table:style-name="ce51" office:value-type="string" calcext:value-type="string">
            <text:p><text:span text:style-name="T1">-&gt;  When implemented faced Outdated issues and bugs in their repo: </text:span><text:span text:style-name="T1"><text:a xlink:href="http://www.giters.com/crytic/etheno/issues/80" xlink:type="simple">http://www.giters.com/crytic/etheno/issues/80</text:a></text:span></text:p>
          </table:table-cell>
        </table:table-row>
        <table:table-row table:style-name="ro8">
          <table:table-cell table:style-name="ce49" office:value-type="string" calcext:value-type="string">
            <text:p>Summary</text:p>
          </table:table-cell>
          <table:table-cell table:style-name="ce14" office:value-type="string" calcext:value-type="string">
            <text:p>Recommended</text:p>
          </table:table-cell>
          <table:table-cell table:style-name="ce55" office:value-type="string" calcext:value-type="string">
            <text:p><text:s/>Recommended</text:p>
          </table:table-cell>
          <table:table-cell table:number-columns-repeated="4"/>
        </table:table-row>
        <table:table-row table:style-name="ro5" table:number-rows-repeated="1048536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2:21:22.805642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17:02:43.868529533</meta:creation-date>
    <dc:date>2022-03-14T12:23:17.053702163</dc:date>
    <meta:editing-duration>PT6H22M4S</meta:editing-duration>
    <meta:editing-cycles>387</meta:editing-cycles>
    <meta:generator>LibreOffice/6.4.7.2$Linux_X86_64 LibreOffice_project/40$Build-2</meta:generator>
    <meta:document-statistic meta:table-count="1" meta:cell-count="263" meta:object-count="0"/>
  </office:meta>
</office:document-meta>
</file>